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15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16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rsid="001d21dd" officeooo:paragraph-rsid="001d21dd" style:font-name-asian="Times New Roman1" style:font-size-asian="14pt" style:font-name-complex="Times New Roman1" style:font-size-complex="14pt"/>
    </style:style>
    <style:style style:name="P18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19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25" style:family="paragraph" style:parent-style-name="Standard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26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</style:style>
    <style:style style:name="P29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2" style:family="paragraph" style:parent-style-name="Standard_20__28_user_29_">
      <style:paragraph-properties fo:text-align="start" style:justify-single-word="false"/>
      <style:text-properties style:font-name="Times New Roman" fo:font-size="14pt" fo:font-weight="bold" officeooo:rsid="001fd8bc" officeooo:paragraph-rsid="001fd8bc" style:font-size-asian="14pt" style:font-weight-asian="bold" style:font-name-complex="Times New Roman1" style:font-size-complex="14pt"/>
    </style:style>
    <style:style style:name="P33" style:family="paragraph" style:parent-style-name="Standard_20__28_user_29_">
      <style:paragraph-properties fo:line-height="150%" fo:text-align="start" style:justify-single-word="false"/>
      <style:text-properties style:font-name="Times New Roman" fo:font-size="14pt" fo:font-weight="bold" officeooo:rsid="001fd8bc" officeooo:paragraph-rsid="001fd8bc" style:font-size-asian="14pt" style:font-weight-asian="bold" style:font-name-complex="Times New Roman1" style:font-size-complex="14pt"/>
    </style:style>
    <style:style style:name="P34" style:family="paragraph" style:parent-style-name="Standard_20__28_user_29_">
      <style:text-properties style:font-name="Times New Roman" fo:font-size="10pt" style:font-size-asian="10pt" style:font-name-complex="Times New Roman1" style:font-size-complex="10pt"/>
    </style:style>
    <style:style style:name="P35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paragraph-rsid="002140c6"/>
    </style:style>
    <style:style style:name="P36" style:family="paragraph" style:parent-style-name="Standard_20__28_user_29_">
      <style:text-properties style:use-window-font-color="true" style:font-name="Times New Roman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style>
    <style:style style:name="P37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officeooo:rsid="002140c6" officeooo:paragraph-rsid="002140c6"/>
    </style:style>
    <style:style style:name="P38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14a077"/>
    </style:style>
    <style:style style:name="P39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40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officeooo:rsid="002017b9" officeooo:paragraph-rsid="002017b9" style:font-name-complex="Times New Roman1"/>
    </style:style>
    <style:style style:name="P41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42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43" style:family="paragraph" style:parent-style-name="Standard_20__28_user_29_" style:list-style-name="WWNum3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44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5" style:family="paragraph" style:parent-style-name="Standard_20__28_user_29_">
      <style:paragraph-properties fo:margin-top="0cm" fo:margin-bottom="0.282cm" loext:contextual-spacing="false" fo:line-height="150%"/>
      <style:text-properties officeooo:paragraph-rsid="001fd8bc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officeooo:rsid="001fd8bc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style:font-name="Times New Roman" style:letter-kerning="true" style:font-name-asian="SimSun" style:font-name-complex="Times New Roman1" style:font-size-complex="11pt"/>
    </style:style>
    <style:style style:name="T4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5" style:family="text">
      <style:text-properties style:font-name="Times New Roman" style:font-name-complex="Times New Roman1" style:font-size-complex="11pt"/>
    </style:style>
    <style:style style:name="T6" style:family="text">
      <style:text-properties style:font-name="Times New Roman" fo:language="en" fo:country="US" style:font-name-complex="Times New Roman1" style:font-weight-complex="bold"/>
    </style:style>
    <style:style style:name="T7" style:family="text">
      <style:text-properties style:font-name="Times New Roman" fo:language="en" fo:country="US" officeooo:rsid="002017b9" style:font-name-complex="Times New Roman1" style:font-weight-complex="bold"/>
    </style:style>
    <style:style style:name="T8" style:family="text">
      <style:text-properties style:font-name="Times New Roman" fo:language="en" fo:country="US" style:language-asian="ru" style:country-asian="RU" style:font-name-complex="Times New Roman1" style:font-size-complex="11pt" style:font-weight-complex="bold"/>
    </style:style>
    <style:style style:name="T9" style:family="text">
      <style:text-properties style:font-name="Times New Roman" fo:language="en" fo:country="US" officeooo:rsid="001fd8bc" style:language-asian="ru" style:country-asian="RU" style:font-name-complex="Times New Roman1" style:font-size-complex="11pt" style:font-weight-complex="bold"/>
    </style:style>
    <style:style style:name="T10" style:family="text">
      <style:text-properties style:font-name="Times New Roman" fo:language="en" fo:country="US" style:letter-kerning="true" style:font-name-asian="SimSun" style:language-asian="ru" style:country-asian="RU" style:font-name-complex="Times New Roman1" style:font-size-complex="11pt" style:font-weight-complex="bold"/>
    </style:style>
    <style:style style:name="T11" style:family="text">
      <style:text-properties style:font-name="Times New Roman" fo:language="en" fo:country="US" officeooo:rsid="00154048" style:letter-kerning="true" style:font-name-asian="SimSun" style:language-asian="ru" style:country-asian="RU" style:font-name-complex="Times New Roman1" style:font-size-complex="11pt" style:font-weight-complex="bold"/>
    </style:style>
    <style:style style:name="T12" style:family="text">
      <style:text-properties style:font-name="Times New Roman" fo:language="en" fo:country="US" fo:font-weight="bold" style:font-name-complex="Times New Roman1" style:font-weight-complex="bold"/>
    </style:style>
    <style:style style:name="T13" style:family="text">
      <style:text-properties style:font-name="Times New Roman" fo:language="en" fo:country="US" fo:font-style="italic" style:font-name-complex="Times New Roman1" style:font-weight-complex="bold"/>
    </style:style>
    <style:style style:name="T14" style:family="text">
      <style:text-properties style:font-name="Times New Roman" fo:language="en" fo:country="US" fo:font-style="italic" fo:font-weight="bold" style:font-name-complex="Times New Roman1" style:font-weight-complex="bold"/>
    </style:style>
    <style:style style:name="T1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style:use-window-font-color="true" fo:language="ru" fo:country="RU" style:letter-kerning="false" style:font-name-asian="Calibri1" style:language-asian="ru" style:country-asian="RU" style:language-complex="ar" style:country-complex="SA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2017b9"/>
    </style:style>
    <style:style style:name="T21" style:family="text">
      <style:text-properties fo:language="en" fo:country="US" officeooo:rsid="002140c6"/>
    </style:style>
    <style:style style:name="T22" style:family="text">
      <style:text-properties officeooo:rsid="002017b9"/>
    </style:style>
    <style:style style:name="T23" style:family="text">
      <style:text-properties fo:font-weight="bold" style:font-weight-complex="bold"/>
    </style:style>
    <style:style style:name="T24" style:family="text">
      <style:text-properties fo:font-style="italic" fo:font-weight="bold" style:font-weight-complex="bold"/>
    </style:style>
    <style:style style:name="T25" style:family="text">
      <style:text-properties fo:font-style="italic" style:font-weight-complex="bold"/>
    </style:style>
    <style:style style:name="T26" style:family="text">
      <style:text-properties fo:font-style="italic" fo:font-weight="normal" style:font-weight-asian="normal" style:font-weight-complex="normal"/>
    </style:style>
    <style:style style:name="T27" style:family="text">
      <style:text-properties officeooo:rsid="002140c6"/>
    </style:style>
    <style:style style:name="T28" style:family="text">
      <style:text-properties style:font-weight-complex="bold"/>
    </style:style>
    <style:style style:name="T29" style:family="text">
      <style:text-properties officeooo:rsid="002017b9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овский Авиационный Институт</text:p>
      <text:p text:style-name="P9">(Национальный Исследовательский Университет)</text:p>
      <text:p text:style-name="P9">Факультет информационных технологий и прикладной математики</text:p>
      <text:p text:style-name="P9">Кафедра вычислительной математики и программирования</text:p>
      <text:p text:style-name="P4"/>
      <text:p text:style-name="P4"/>
      <text:p text:style-name="P2"><text:span text:style-name="T1">Лабораторная работа №</text:span><text:span text:style-name="T2">1</text:span><text:span text:style-name="T1"> по курсу</text:span></text:p>
      <text:p text:style-name="P5">«Операционные системы»</text:p>
      <text:p text:style-name="P5"/>
      <text:p text:style-name="P2"/>
      <text:p text:style-name="P3"/>
      <text:p text:style-name="P4"/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7">­</text:p>
      <text:p text:style-name="P14"><text:span text:style-name="T15">Студент: </text:span><text:span text:style-name="T16">Мусаелян Ярослав</text:span></text:p>
      <text:p text:style-name="P18"><text:span text:style-name="T15">Группа: </text:span><text:span text:style-name="T17">М8О-207Б-21</text:span></text:p>
      <text:p text:style-name="P11">Преподаватель: Миронов Евгений Сергеевич</text:p>
      <text:p text:style-name="P11">Оценка: ___________</text:p>
      <text:p text:style-name="P11">Дата: ___________</text:p>
      <text:p text:style-name="P11">Подпись: ___________</text:p>
      <text:p text:style-name="P12"/>
      <text:p text:style-name="P12"/>
      <text:p text:style-name="P15"><text:span text:style-name="T15">Москва, 202</text:span><text:span text:style-name="T17">2</text:span></text:p>
      <text:p text:style-name="P13"/>
      <text:p text:style-name="P6"><text:soft-page-break/>Содержание</text:p>
      <text:list xml:id="list745128483" text:style-name="WWNum5">
        <text:list-item text:start-value="1">
          <text:p text:style-name="P19">Репозиторий</text:p>
        </text:list-item>
        <text:list-item text:style-override="WWNum6">
          <text:p text:style-name="P20">Постановка задачи</text:p>
        </text:list-item>
        <text:list-item text:style-override="WWNum7">
          <text:p text:style-name="P21">Общие сведения о программе</text:p>
        </text:list-item>
        <text:list-item text:style-override="WWNum10">
          <text:p text:style-name="P22">Демонстрация работы программы</text:p>
        </text:list-item>
        <text:list-item text:style-override="WWNum11">
          <text:p text:style-name="P23">Выводы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Репозиторий</text:p>
      <text:p text:style-name="P10">https://github.com/YMusaelyan/os</text:p>
      <text:p text:style-name="P6">Постановка задачи</text:p>
      <text:h text:style-name="P27" text:outline-level="2">Цель работы</text:h>
      <text:h text:style-name="P28" text:outline-level="2"><text:span text:style-name="T3">Приобретение практических навыков диагностики работы программного обеспечения.</text:span></text:h>
      <text:h text:style-name="P29" text:outline-level="2">Задание</text:h>
      <text:p text:style-name="P38"><text:span text:style-name="T4">При выполнении последующих лабораторных работ необходимо продемонстрировать </text:span></text:p>
      <text:p text:style-name="P38"><text:span text:style-name="T4">ключевые системные вызовы, которые в них используются и то, что их использование </text:span></text:p>
      <text:p text:style-name="P38"><text:span text:style-name="T4">соответствует варианту ЛР. </text:span></text:p>
      <text:p text:style-name="P40">Для уменьшения размеров отчета, проведу диагностику для второй и третьей ЛР.</text:p>
      <text:p text:style-name="P41">Общие сведения о программе</text:p>
      <text:p text:style-name="P37"><text:span text:style-name="T5">Для диагностики <text:s/></text:span><text:span text:style-name="T3">работы программного обеспечения используется утилита strace.</text:span></text:p>
      <text:p text:style-name="P35"><text:span text:style-name="T5">В программе используются следующие системные вызовы:</text:span></text:p>
      <text:list xml:id="list1126336203" text:style-name="WWNum3">
        <text:list-item>
          <text:p text:style-name="P42"><text:span text:style-name="T30">execve </text:span><text:span text:style-name="T26">-</text:span><text:span text:style-name="T28"> выполняет программу, заданную параметром </text:span><text:span text:style-name="T25">filename</text:span></text:p>
        </text:list-item>
        <text:list-item>
          <text:p text:style-name="P42"><text:span text:style-name="T28">arch_prctl</text:span><text:span text:style-name="T29"> - </text:span><text:span text:style-name="T22">установить состояние треда, специфичное для архитектуры </text:span></text:p>
        </text:list-item>
        <text:list-item>
          <text:p text:style-name="P24">access - проверить права доступа пользователя к файлу</text:p>
        </text:list-item>
        <text:list-item>
          <text:p text:style-name="P43">openat, <text:span text:style-name="T22">open – открывает файл</text:span></text:p>
        </text:list-item>
        <text:list-item>
          <text:p text:style-name="P43"><text:span text:style-name="T22">mmap, munmap - отражает файлы или устройства в памяти или снимает их отражение </text:span></text:p>
        </text:list-item>
        <text:list-item>
          <text:p text:style-name="P43"><text:span text:style-name="T22">stat, fstat, lstat - считывает статус файла</text:span></text:p>
        </text:list-item>
        <text:list-item>
          <text:p text:style-name="P24"><text:span text:style-name="T22">mprotect - контролирует доступ к области памяти </text:span></text:p>
        </text:list-item>
        <text:list-item>
          <text:p text:style-name="P24"><text:span text:style-name="T22">brk, sbrk - изменение размера сегмента данных </text:span></text:p>
        </text:list-item>
        <text:list-item>
          <text:p text:style-name="P25"><text:span text:style-name="T29">pipe -</text:span><text:span text:style-name="T22"> создает канал </text:span></text:p>
        </text:list-item>
        <text:list-item>
          <text:p text:style-name="P25"><text:span text:style-name="T22">clone - создать процесс-потомок </text:span><text:bookmark text:name="lbAC"/><text:span text:style-name="T22"> </text:span></text:p>
        </text:list-item>
        <text:list-item>
          <text:p text:style-name="P25"><text:span text:style-name="T22">lseek - установить смещение для позиционирования операций чтения/записи </text:span><text:bookmark text:name="lbAC3"/></text:p>
        </text:list-item>
        <text:list-item>
          <text:p text:style-name="P25"><text:span text:style-name="T22">futex - системный вызов быстрых связей пространства пользовате</text:span><text:span text:style-name="T27">ля</text:span></text:p>
        </text:list-item>
        <text:list-item>
          <text:p text:style-name="P25"><text:span text:style-name="T22">madvise - выдает предложения об использовании памяти </text:span><text:bookmark text:name="lbAC4"/><text:span text:style-name="T22"> </text:span></text:p>
        </text:list-item>
        <text:list-item>
          <text:p text:style-name="P25"><text:span text:style-name="T22">exit - обычное завершение работы программы</text:span></text:p>
        </text:list-item>
      </text:list>
      <text:p text:style-name="P6">Демонстрация работы программы</text:p>
      <text:p text:style-name="P32">lab2</text:p>
      <text:p text:style-name="P39">yarik@asus:~/os/os/lab2$ strace -f ./main</text:p>
      <text:p text:style-name="P39">execve("./main", ["./main"], 0x7ffe10603118 /* 48 vars */) = 0</text:p>
      <text:p text:style-name="P39">brk(NULL) <text:s text:c="30"/>= 0x55700b7b5000</text:p>
      <text:p text:style-name="P39">arch_prctl(0x3001 /* ARCH_??? */, 0x7fff29dfc760) = -1 EINVAL (Недопустимый аргумент)</text:p>
      <text:p text:style-name="P39">access("/etc/ld.so.preload", R_OK) <text:s text:c="5"/>= -1 ENOENT (Нет такого файла или каталога)</text:p>
      <text:p text:style-name="P39">openat(AT_FDCWD, "/etc/ld.so.cache", O_RDONLY|O_CLOEXEC) = 3</text:p>
      <text:p text:style-name="P39">fstat(3, {st_mode=S_IFREG|0644, st_size=82021, ...}) = 0</text:p>
      <text:p text:style-name="P39">mmap(NULL, 82021, PROT_READ, MAP_PRIVATE, 3, 0) = 0x7fc7d3c2c000</text:p>
      <text:p text:style-name="P39">close(3) <text:s text:c="31"/>= 0</text:p>
      <text:p text:style-name="P39"><text:soft-page-break/>openat(AT_FDCWD, "/lib/x86_64-linux-gnu/libstdc++.so.6", O_RDONLY|O_CLOEXEC) = 3</text:p>
      <text:p text:style-name="P39">read(3, "\177ELF\2\1\1\3\0\0\0\0\0\0\0\0\3\0&gt;\0\1\0\0\0`\341\t\0\0\0\0\0"..., 832) = 832</text:p>
      <text:p text:style-name="P39">fstat(3, {st_mode=S_IFREG|0644, st_size=1956992, ...}) = 0</text:p>
      <text:p text:style-name="P39">mmap(NULL, 8192, PROT_READ|PROT_WRITE, MAP_PRIVATE|MAP_ANONYMOUS, -1, 0) = 0x7fc7d3c2a000</text:p>
      <text:p text:style-name="P39">mmap(NULL, 1972224, PROT_READ, MAP_PRIVATE|MAP_DENYWRITE, 3, 0) = 0x7fc7d3a48000</text:p>
      <text:p text:style-name="P39">mprotect(0x7fc7d3ade000, 1290240, PROT_NONE) = 0</text:p>
      <text:p text:style-name="P39">mmap(0x7fc7d3ade000, 987136, PROT_READ|PROT_EXEC, MAP_PRIVATE|MAP_FIXED|MAP_DENYWRITE, 3, 0x96000) = 0x7fc7d3ade000</text:p>
      <text:p text:style-name="P39">mmap(0x7fc7d3bcf000, 299008, PROT_READ, MAP_PRIVATE|MAP_FIXED|MAP_DENYWRITE, 3, 0x187000) = 0x7fc7d3bcf000</text:p>
      <text:p text:style-name="P39">mmap(0x7fc7d3c19000, 57344, PROT_READ|PROT_WRITE, MAP_PRIVATE|MAP_FIXED|MAP_DENYWRITE, 3, 0x1d0000) = 0x7fc7d3c19000</text:p>
      <text:p text:style-name="P39">mmap(0x7fc7d3c27000, 10240, PROT_READ|PROT_WRITE, MAP_PRIVATE|MAP_FIXED|MAP_ANONYMOUS, -1, 0) = 0x7fc7d3c27000</text:p>
      <text:p text:style-name="P39">close(3) <text:s text:c="31"/>= 0</text:p>
      <text:p text:style-name="P39">openat(AT_FDCWD, "/lib/x86_64-linux-gnu/libgcc_s.so.1", O_RDONLY|O_CLOEXEC) = 3</text:p>
      <text:p text:style-name="P39">read(3, "\177ELF\2\1\1\0\0\0\0\0\0\0\0\0\3\0&gt;\0\1\0\0\0\3405\0\0\0\0\0\0"..., 832) = 832</text:p>
      <text:p text:style-name="P39">fstat(3, {st_mode=S_IFREG|0644, st_size=104984, ...}) = 0</text:p>
      <text:p text:style-name="P39">mmap(NULL, 107592, PROT_READ, MAP_PRIVATE|MAP_DENYWRITE, 3, 0) = 0x7fc7d3a2d000</text:p>
      <text:p text:style-name="P39">mmap(0x7fc7d3a30000, 73728, PROT_READ|PROT_EXEC, MAP_PRIVATE|MAP_FIXED|MAP_DENYWRITE, 3, 0x3000) = 0x7fc7d3a30000</text:p>
      <text:p text:style-name="P39">mmap(0x7fc7d3a42000, 16384, PROT_READ, MAP_PRIVATE|MAP_FIXED|MAP_DENYWRITE, 3, 0x15000) = 0x7fc7d3a42000</text:p>
      <text:p text:style-name="P39">mmap(0x7fc7d3a46000, 8192, PROT_READ|PROT_WRITE, MAP_PRIVATE|MAP_FIXED|MAP_DENYWRITE, 3, 0x18000) = 0x7fc7d3a46000</text:p>
      <text:p text:style-name="P39">close(3) <text:s text:c="31"/>= 0</text:p>
      <text:p text:style-name="P39">openat(AT_FDCWD, "/lib/x86_64-linux-gnu/libc.so.6", O_RDONLY|O_CLOEXEC) = 3</text:p>
      <text:p text:style-name="P39">read(3, "\177ELF\2\1\1\3\0\0\0\0\0\0\0\0\3\0&gt;\0\1\0\0\0\300A\2\0\0\0\0\0"..., 832) = 832</text:p>
      <text:p text:style-name="P39">pread64(3, "\6\0\0\0\4\0\0\0@\0\0\0\0\0\0\0@\0\0\0\0\0\0\0@\0\0\0\0\0\0\0"..., 784, 64) = 784</text:p>
      <text:p text:style-name="P39">pread64(3, "\4\0\0\0\20\0\0\0\5\0\0\0GNU\0\2\0\0\300\4\0\0\0\3\0\0\0\0\0\0\0", 32, 848) = 32</text:p>
      <text:p text:style-name="P39">pread64(3, "\4\0\0\0\24\0\0\0\3\0\0\0GNU\0\30x\346\264ur\f|Q\226\236i\253-'o"..., 68, 880) = 68</text:p>
      <text:p text:style-name="P39">fstat(3, {st_mode=S_IFREG|0755, st_size=2029592, ...}) = 0</text:p>
      <text:p text:style-name="P39">pread64(3, "\6\0\0\0\4\0\0\0@\0\0\0\0\0\0\0@\0\0\0\0\0\0\0@\0\0\0\0\0\0\0"..., 784, 64) = 784</text:p>
      <text:p text:style-name="P39">pread64(3, "\4\0\0\0\20\0\0\0\5\0\0\0GNU\0\2\0\0\300\4\0\0\0\3\0\0\0\0\0\0\0", 32, 848) = 32</text:p>
      <text:p text:style-name="P39">pread64(3, "\4\0\0\0\24\0\0\0\3\0\0\0GNU\0\30x\346\264ur\f|Q\226\236i\253-'o"..., 68, 880) = 68</text:p>
      <text:p text:style-name="P39">mmap(NULL, 2037344, PROT_READ, MAP_PRIVATE|MAP_DENYWRITE, 3, 0) = 0x7fc7d383b000</text:p>
      <text:p text:style-name="P39">mmap(0x7fc7d385d000, 1540096, PROT_READ|PROT_EXEC, MAP_PRIVATE|MAP_FIXED|MAP_DENYWRITE, 3, 0x22000) = 0x7fc7d385d000</text:p>
      <text:p text:style-name="P39">mmap(0x7fc7d39d5000, 319488, PROT_READ, MAP_PRIVATE|MAP_FIXED|MAP_DENYWRITE, 3, 0x19a000) = 0x7fc7d39d5000</text:p>
      <text:p text:style-name="P39">mmap(0x7fc7d3a23000, 24576, PROT_READ|PROT_WRITE, MAP_PRIVATE|MAP_FIXED|MAP_DENYWRITE, 3, 0x1e7000) = 0x7fc7d3a23000</text:p>
      <text:p text:style-name="P39">mmap(0x7fc7d3a29000, 13920, PROT_READ|PROT_WRITE, MAP_PRIVATE|MAP_FIXED|MAP_ANONYMOUS, -1, 0) = 0x7fc7d3a29000</text:p>
      <text:p text:style-name="P39">close(3) <text:s text:c="31"/>= 0</text:p>
      <text:p text:style-name="P39">openat(AT_FDCWD, "/lib/x86_64-linux-gnu/libm.so.6", O_RDONLY|O_CLOEXEC) = 3</text:p>
      <text:p text:style-name="P39">read(3, "\177ELF\2\1\1\3\0\0\0\0\0\0\0\0\3\0&gt;\0\1\0\0\0\300\323\0\0\0\0\0\0"..., 832) = 832</text:p>
      <text:p text:style-name="P39">fstat(3, {st_mode=S_IFREG|0644, st_size=1369384, ...}) = 0</text:p>
      <text:p text:style-name="P39">mmap(NULL, 1368336, PROT_READ, MAP_PRIVATE|MAP_DENYWRITE, 3, 0) = 0x7fc7d36ec000</text:p>
      <text:p text:style-name="P39">mmap(0x7fc7d36f9000, 684032, PROT_READ|PROT_EXEC, MAP_PRIVATE|MAP_FIXED|MAP_DENYWRITE, 3, 0xd000) = 0x7fc7d36f9000</text:p>
      <text:p text:style-name="P39">mmap(0x7fc7d37a0000, 626688, PROT_READ, MAP_PRIVATE|MAP_FIXED|MAP_DENYWRITE, 3, 0xb4000) = 0x7fc7d37a0000</text:p>
      <text:p text:style-name="P39">mmap(0x7fc7d3839000, 8192, PROT_READ|PROT_WRITE, MAP_PRIVATE|MAP_FIXED|MAP_DENYWRITE, 3, 0x14c000) = 0x7fc7d3839000</text:p>
      <text:p text:style-name="P39">close(3) <text:s text:c="31"/>= 0</text:p>
      <text:p text:style-name="P39">mmap(NULL, 8192, PROT_READ|PROT_WRITE, MAP_PRIVATE|MAP_ANONYMOUS, -1, 0) = 0x7fc7d36ea000</text:p>
      <text:p text:style-name="P39">arch_prctl(ARCH_SET_FS, 0x7fc7d36eb100) = 0</text:p>
      <text:p text:style-name="P39">mprotect(0x7fc7d3a23000, 16384, PROT_READ) = 0</text:p>
      <text:p text:style-name="P39"><text:soft-page-break/>mprotect(0x7fc7d3839000, 4096, PROT_READ) = 0</text:p>
      <text:p text:style-name="P39">mprotect(0x7fc7d3a46000, 4096, PROT_READ) = 0</text:p>
      <text:p text:style-name="P39">mmap(NULL, 8192, PROT_READ|PROT_WRITE, MAP_PRIVATE|MAP_ANONYMOUS, -1, 0) = 0x7fc7d36e8000</text:p>
      <text:p text:style-name="P39">mprotect(0x7fc7d3c19000, 45056, PROT_READ) = 0</text:p>
      <text:p text:style-name="P39">mprotect(0x55700ad49000, 4096, PROT_READ) = 0</text:p>
      <text:p text:style-name="P39">mprotect(0x7fc7d3c6e000, 4096, PROT_READ) = 0</text:p>
      <text:p text:style-name="P39">munmap(0x7fc7d3c2c000, 82021) <text:s text:c="10"/>= 0</text:p>
      <text:p text:style-name="P39">brk(NULL) <text:s text:c="30"/>= 0x55700b7b5000</text:p>
      <text:p text:style-name="P39">brk(0x55700b7d6000) <text:s text:c="20"/>= 0x55700b7d6000</text:p>
      <text:p text:style-name="P39">fstat(0, {st_mode=S_IFCHR|0620, st_rdev=makedev(0x88, 0x1), ...}) = 0</text:p>
      <text:p text:style-name="P39">read(0, 1.txt</text:p>
      <text:p text:style-name="P39">"1.txt\n", 1024) <text:s text:c="15"/>= 6</text:p>
      <text:p text:style-name="P39">openat(AT_FDCWD, "1.txt", O_RDONLY) <text:s text:c="4"/>= 3</text:p>
      <text:p text:style-name="P39">pipe([4, 5]) <text:s text:c="27"/>= 0</text:p>
      <text:p text:style-name="P39">clone(child_stack=NULL, flags=CLONE_CHILD_CLEARTID|CLONE_CHILD_SETTID|SIGCHLD, child_tidptr=0x7fc7d36eb3d0) = 57517</text:p>
      <text:p text:style-name="P39">strace: Process 57517 attached</text:p>
      <text:p text:style-name="P39">[pid 57516] read(4, <text:s/>&lt;unfinished ...&gt;</text:p>
      <text:p text:style-name="P39">[pid 57517] execve("./child", ["3", "4", "5"], 0x7fff29dfc848 /* 48 vars */) = 0</text:p>
      <text:p text:style-name="P39">[pid 57517] brk(NULL) <text:s text:c="18"/>= 0x5623a684f000</text:p>
      <text:p text:style-name="P39">[pid 57517] arch_prctl(0x3001 /* ARCH_??? */, 0x7ffdc2c53390) = -1 EINVAL (Недопустимый аргумент)</text:p>
      <text:p text:style-name="P39">[pid 57517] access("/etc/ld.so.preload", R_OK) = -1 ENOENT (Нет такого файла или каталога)</text:p>
      <text:p text:style-name="P39">[pid 57517] openat(AT_FDCWD, "/etc/ld.so.cache", O_RDONLY|O_CLOEXEC) = 6</text:p>
      <text:p text:style-name="P39">[pid 57517] fstat(6, {st_mode=S_IFREG|0644, st_size=82021, ...}) = 0</text:p>
      <text:p text:style-name="P39">[pid 57517] mmap(NULL, 82021, PROT_READ, MAP_PRIVATE, 6, 0) = 0x7fc1a6ed2000</text:p>
      <text:p text:style-name="P39">[pid 57517] close(6) <text:s text:c="19"/>= 0</text:p>
      <text:p text:style-name="P39">[pid 57517] openat(AT_FDCWD, "/lib/x86_64-linux-gnu/libstdc++.so.6", O_RDONLY|O_CLOEXEC) = 6</text:p>
      <text:p text:style-name="P39">[pid 57517] read(6, "\177ELF\2\1\1\3\0\0\0\0\0\0\0\0\3\0&gt;\0\1\0\0\0`\341\t\0\0\0\0\0"..., 832) = 832</text:p>
      <text:p text:style-name="P39">[pid 57517] fstat(6, {st_mode=S_IFREG|0644, st_size=1956992, ...}) = 0</text:p>
      <text:p text:style-name="P39">[pid 57517] mmap(NULL, 8192, PROT_READ|PROT_WRITE, MAP_PRIVATE|MAP_ANONYMOUS, -1, 0) = 0x7fc1a6ed0000</text:p>
      <text:p text:style-name="P39">[pid 57517] mmap(NULL, 1972224, PROT_READ, MAP_PRIVATE|MAP_DENYWRITE, 6, 0) = 0x7fc1a6cee000</text:p>
      <text:p text:style-name="P39">[pid 57517] mprotect(0x7fc1a6d84000, 1290240, PROT_NONE) = 0</text:p>
      <text:p text:style-name="P39">[pid 57517] mmap(0x7fc1a6d84000, 987136, PROT_READ|PROT_EXEC, MAP_PRIVATE|MAP_FIXED|MAP_DENYWRITE, 6, 0x96000) = 0x7fc1a6d84000</text:p>
      <text:p text:style-name="P39">[pid 57517] mmap(0x7fc1a6e75000, 299008, PROT_READ, MAP_PRIVATE|MAP_FIXED|MAP_DENYWRITE, 6, 0x187000) = 0x7fc1a6e75000</text:p>
      <text:p text:style-name="P39">[pid 57517] mmap(0x7fc1a6ebf000, 57344, PROT_READ|PROT_WRITE, MAP_PRIVATE|MAP_FIXED|MAP_DENYWRITE, 6, 0x1d0000) = 0x7fc1a6ebf000</text:p>
      <text:p text:style-name="P39">[pid 57517] mmap(0x7fc1a6ecd000, 10240, PROT_READ|PROT_WRITE, MAP_PRIVATE|MAP_FIXED|MAP_ANONYMOUS, -1, 0) = 0x7fc1a6ecd000</text:p>
      <text:p text:style-name="P39">[pid 57517] close(6) <text:s text:c="19"/>= 0</text:p>
      <text:p text:style-name="P39">[pid 57517] openat(AT_FDCWD, "/lib/x86_64-linux-gnu/libc.so.6", O_RDONLY|O_CLOEXEC) = 6</text:p>
      <text:p text:style-name="P39">[pid 57517] read(6, "\177ELF\2\1\1\3\0\0\0\0\0\0\0\0\3\0&gt;\0\1\0\0\0\300A\2\0\0\0\0\0"..., 832) = 832</text:p>
      <text:p text:style-name="P39">[pid 57517] pread64(6, "\6\0\0\0\4\0\0\0@\0\0\0\0\0\0\0@\0\0\0\0\0\0\0@\0\0\0\0\0\0\0"..., 784, 64) = 784</text:p>
      <text:p text:style-name="P39">[pid 57517] pread64(6, "\4\0\0\0\20\0\0\0\5\0\0\0GNU\0\2\0\0\300\4\0\0\0\3\0\0\0\0\0\0\0", 32, 848) = 32</text:p>
      <text:p text:style-name="P39">[pid 57517] pread64(6, "\4\0\0\0\24\0\0\0\3\0\0\0GNU\0\30x\346\264ur\f|Q\226\236i\253-'o"..., 68, 880) = 68</text:p>
      <text:p text:style-name="P39">[pid 57517] fstat(6, {st_mode=S_IFREG|0755, st_size=2029592, ...}) = 0</text:p>
      <text:p text:style-name="P39">[pid 57517] pread64(6, "\6\0\0\0\4\0\0\0@\0\0\0\0\0\0\0@\0\0\0\0\0\0\0@\0\0\0\0\0\0\0"..., 784, 64) = 784</text:p>
      <text:p text:style-name="P39">[pid 57517] pread64(6, "\4\0\0\0\20\0\0\0\5\0\0\0GNU\0\2\0\0\300\4\0\0\0\3\0\0\0\0\0\0\0", 32, 848) = 32</text:p>
      <text:p text:style-name="P39">[pid 57517] pread64(6, "\4\0\0\0\24\0\0\0\3\0\0\0GNU\0\30x\346\264ur\f|Q\226\236i\253-'o"..., 68, 880) = 68</text:p>
      <text:p text:style-name="P39">[pid 57517] mmap(NULL, 2037344, PROT_READ, MAP_PRIVATE|MAP_DENYWRITE, 6, 0) = 0x7fc1a6afc000</text:p>
      <text:p text:style-name="P39">[pid 57517] mmap(0x7fc1a6b1e000, 1540096, PROT_READ|PROT_EXEC, MAP_PRIVATE|MAP_FIXED|MAP_DENYWRITE, 6, 0x22000) = 0x7fc1a6b1e000</text:p>
      <text:p text:style-name="P39">[pid 57517] mmap(0x7fc1a6c96000, 319488, PROT_READ, MAP_PRIVATE|MAP_FIXED|MAP_DENYWRITE, 6, 0x19a000) = 0x7fc1a6c96000</text:p>
      <text:p text:style-name="P39">[pid 57517] mmap(0x7fc1a6ce4000, 24576, PROT_READ|PROT_WRITE, MAP_PRIVATE|MAP_FIXED|MAP_DENYWRITE, 6, 0x1e7000) = 0x7fc1a6ce4000</text:p>
      <text:p text:style-name="P39"><text:soft-page-break/>[pid 57517] mmap(0x7fc1a6cea000, 13920, PROT_READ|PROT_WRITE, MAP_PRIVATE|MAP_FIXED|MAP_ANONYMOUS, -1, 0) = 0x7fc1a6cea000</text:p>
      <text:p text:style-name="P39">[pid 57517] close(6) <text:s text:c="19"/>= 0</text:p>
      <text:p text:style-name="P39">[pid 57517] openat(AT_FDCWD, "/lib/x86_64-linux-gnu/libm.so.6", O_RDONLY|O_CLOEXEC) = 6</text:p>
      <text:p text:style-name="P39">[pid 57517] read(6, "\177ELF\2\1\1\3\0\0\0\0\0\0\0\0\3\0&gt;\0\1\0\0\0\300\323\0\0\0\0\0\0"..., 832) = 832</text:p>
      <text:p text:style-name="P39">[pid 57517] fstat(6, {st_mode=S_IFREG|0644, st_size=1369384, ...}) = 0</text:p>
      <text:p text:style-name="P39">[pid 57517] mmap(NULL, 1368336, PROT_READ, MAP_PRIVATE|MAP_DENYWRITE, 6, 0) = 0x7fc1a69ad000</text:p>
      <text:p text:style-name="P39">[pid 57517] mmap(0x7fc1a69ba000, 684032, PROT_READ|PROT_EXEC, MAP_PRIVATE|MAP_FIXED|MAP_DENYWRITE, 6, 0xd000) = 0x7fc1a69ba000</text:p>
      <text:p text:style-name="P39">[pid 57517] mmap(0x7fc1a6a61000, 626688, PROT_READ, MAP_PRIVATE|MAP_FIXED|MAP_DENYWRITE, 6, 0xb4000) = 0x7fc1a6a61000</text:p>
      <text:p text:style-name="P39">[pid 57517] mmap(0x7fc1a6afa000, 8192, PROT_READ|PROT_WRITE, MAP_PRIVATE|MAP_FIXED|MAP_DENYWRITE, 6, 0x14c000) = 0x7fc1a6afa000</text:p>
      <text:p text:style-name="P39">[pid 57517] close(6) <text:s text:c="19"/>= 0</text:p>
      <text:p text:style-name="P39">[pid 57517] openat(AT_FDCWD, "/lib/x86_64-linux-gnu/libgcc_s.so.1", O_RDONLY|O_CLOEXEC) = 6</text:p>
      <text:p text:style-name="P39">[pid 57517] read(6, "\177ELF\2\1\1\0\0\0\0\0\0\0\0\0\3\0&gt;\0\1\0\0\0\3405\0\0\0\0\0\0"..., 832) = 832</text:p>
      <text:p text:style-name="P39">[pid 57517] fstat(6, {st_mode=S_IFREG|0644, st_size=104984, ...}) = 0</text:p>
      <text:p text:style-name="P39">[pid 57517] mmap(NULL, 107592, PROT_READ, MAP_PRIVATE|MAP_DENYWRITE, 6, 0) = 0x7fc1a6992000</text:p>
      <text:p text:style-name="P39">[pid 57517] mmap(0x7fc1a6995000, 73728, PROT_READ|PROT_EXEC, MAP_PRIVATE|MAP_FIXED|MAP_DENYWRITE, 6, 0x3000) = 0x7fc1a6995000</text:p>
      <text:p text:style-name="P39">[pid 57517] mmap(0x7fc1a69a7000, 16384, PROT_READ, MAP_PRIVATE|MAP_FIXED|MAP_DENYWRITE, 6, 0x15000) = 0x7fc1a69a7000</text:p>
      <text:p text:style-name="P39">[pid 57517] mmap(0x7fc1a69ab000, 8192, PROT_READ|PROT_WRITE, MAP_PRIVATE|MAP_FIXED|MAP_DENYWRITE, 6, 0x18000) = 0x7fc1a69ab000</text:p>
      <text:p text:style-name="P39">[pid 57517] close(6) <text:s text:c="19"/>= 0</text:p>
      <text:p text:style-name="P39">[pid 57517] mmap(NULL, 8192, PROT_READ|PROT_WRITE, MAP_PRIVATE|MAP_ANONYMOUS, -1, 0) = 0x7fc1a6990000</text:p>
      <text:p text:style-name="P39">[pid 57517] arch_prctl(ARCH_SET_FS, 0x7fc1a6990f40) = 0</text:p>
      <text:p text:style-name="P39">[pid 57517] mprotect(0x7fc1a6ce4000, 16384, PROT_READ) = 0</text:p>
      <text:p text:style-name="P39">[pid 57517] mprotect(0x7fc1a69ab000, 4096, PROT_READ) = 0</text:p>
      <text:p text:style-name="P39">[pid 57517] mprotect(0x7fc1a6afa000, 4096, PROT_READ) = 0</text:p>
      <text:p text:style-name="P39">[pid 57517] mmap(NULL, 8192, PROT_READ|PROT_WRITE, MAP_PRIVATE|MAP_ANONYMOUS, -1, 0) = 0x7fc1a698e000</text:p>
      <text:p text:style-name="P39">[pid 57517] mprotect(0x7fc1a6ebf000, 45056, PROT_READ) = 0</text:p>
      <text:p text:style-name="P39">[pid 57517] mprotect(0x5623a5a29000, 4096, PROT_READ) = 0</text:p>
      <text:p text:style-name="P39">[pid 57517] mprotect(0x7fc1a6f14000, 4096, PROT_READ) = 0</text:p>
      <text:p text:style-name="P39">[pid 57517] munmap(0x7fc1a6ed2000, 82021) = 0</text:p>
      <text:p text:style-name="P39">[pid 57517] brk(NULL) <text:s text:c="18"/>= 0x5623a684f000</text:p>
      <text:p text:style-name="P39">[pid 57517] brk(0x5623a6870000) <text:s text:c="8"/>= 0x5623a6870000</text:p>
      <text:p text:style-name="P39">[pid 57517] dup2(3, 0) <text:s text:c="17"/>= 0</text:p>
      <text:p text:style-name="P39">[pid 57517] dup2(5, 1) <text:s text:c="17"/>= 1</text:p>
      <text:p text:style-name="P39">[pid 57517] fstat(0, {st_mode=S_IFREG|0664, st_size=41, ...}) = 0</text:p>
      <text:p text:style-name="P39">[pid 57517] read(0, "24\n345672\n23242\n2122\n-132\n2324\n5"..., 4096) = 41</text:p>
      <text:p text:style-name="P39">[pid 57517] fstat(1, {st_mode=S_IFIFO|0600, st_size=0, ...}) = 0</text:p>
      <text:p text:style-name="P39">[pid 57517] write(1, "24\n", 3 &lt;unfinished ...&gt;</text:p>
      <text:p text:style-name="P39">[pid 57516] &lt;... read resumed&gt;"2", 1) <text:s text:c="2"/>= 1</text:p>
      <text:p text:style-name="P39">[pid 57517] &lt;... write resumed&gt;) <text:s text:c="7"/>= 3</text:p>
      <text:p text:style-name="P39">[pid 57516] fstat(1, <text:s/>&lt;unfinished ...&gt;</text:p>
      <text:p text:style-name="P39">[pid 57517] write(1, "345672\n", 7 &lt;unfinished ...&gt;</text:p>
      <text:p text:style-name="P39">[pid 57516] &lt;... fstat resumed&gt;{st_mode=S_IFCHR|0620, st_rdev=makedev(0x88, 0x1), ...}) = 0</text:p>
      <text:p text:style-name="P39">[pid 57517] &lt;... write resumed&gt;) <text:s text:c="7"/>= 7</text:p>
      <text:p text:style-name="P39">[pid 57516] read(4, <text:s/>&lt;unfinished ...&gt;</text:p>
      <text:p text:style-name="P39">[pid 57517] write(1, "23242\n", 6 &lt;unfinished ...&gt;</text:p>
      <text:p text:style-name="P39">[pid 57516] &lt;... read resumed&gt;"4", 1) <text:s text:c="2"/>= 1</text:p>
      <text:p text:style-name="P39">[pid 57517] &lt;... write resumed&gt;) <text:s text:c="7"/>= 6</text:p>
      <text:p text:style-name="P39">[pid 57516] read(4, <text:s/>&lt;unfinished ...&gt;</text:p>
      <text:p text:style-name="P39">[pid 57517] write(1, "2122\n", 5 &lt;unfinished ...&gt;</text:p>
      <text:p text:style-name="P39">[pid 57516] &lt;... read resumed&gt;"\n", 1) <text:s/>= 1</text:p>
      <text:p text:style-name="P39">[pid 57517] &lt;... write resumed&gt;) <text:s text:c="7"/>= 5</text:p>
      <text:p text:style-name="P39">[pid 57516] write(1, "24\n", 3 &lt;unfinished ...&gt;</text:p>
      <text:p text:style-name="P39"><text:soft-page-break/>[pid 57517] write(1, "\0", 124</text:p>
      <text:p text:style-name="P39"><text:s/>&lt;unfinished ...&gt;</text:p>
      <text:p text:style-name="P39">[pid 57516] &lt;... write resumed&gt;) <text:s text:c="7"/>= 3</text:p>
      <text:p text:style-name="P39">[pid 57517] &lt;... write resumed&gt;) <text:s text:c="7"/>= 1</text:p>
      <text:p text:style-name="P39">[pid 57516] read(4, "3", 1) <text:s text:c="12"/>= 1</text:p>
      <text:p text:style-name="P39">[pid 57517] lseek(0, -16, SEEK_CUR &lt;unfinished ...&gt;</text:p>
      <text:p text:style-name="P39">[pid 57516] read(4, <text:s/>&lt;unfinished ...&gt;</text:p>
      <text:p text:style-name="P39">[pid 57517] &lt;... lseek resumed&gt;) <text:s text:c="7"/>= 25</text:p>
      <text:p text:style-name="P39">[pid 57516] &lt;... read resumed&gt;"4", 1) <text:s text:c="2"/>= 1</text:p>
      <text:p text:style-name="P39">[pid 57517] exit_group(0 &lt;unfinished ...&gt;</text:p>
      <text:p text:style-name="P39">[pid 57516] read(4, <text:s/>&lt;unfinished ...&gt;</text:p>
      <text:p text:style-name="P39">[pid 57517] &lt;... exit_group resumed&gt;) <text:s text:c="2"/>= ?</text:p>
      <text:p text:style-name="P39">[pid 57516] &lt;... read resumed&gt;"5", 1) <text:s text:c="2"/>= 1</text:p>
      <text:p text:style-name="P39">[pid 57516] read(4, "6", 1) <text:s text:c="12"/>= 1</text:p>
      <text:p text:style-name="P39">[pid 57516] read(4, "7", 1) <text:s text:c="12"/>= 1</text:p>
      <text:p text:style-name="P39">[pid 57516] read(4, "2", 1) <text:s text:c="12"/>= 1</text:p>
      <text:p text:style-name="P39">[pid 57517] +++ exited with 0 +++</text:p>
      <text:p text:style-name="P39">--- SIGCHLD {si_signo=SIGCHLD, si_code=CLD_EXITED, si_pid=57517, si_uid=1000, si_status=0, si_utime=0, si_stime=0} ---</text:p>
      <text:p text:style-name="P39">read(4, "\n", 1) <text:s text:c="23"/>= 1</text:p>
      <text:p text:style-name="P39">write(1, "345672\n", 7345672</text:p>
      <text:p text:style-name="P39">) <text:s text:c="16"/>= 7</text:p>
      <text:p text:style-name="P39">read(4, "2", 1) <text:s text:c="24"/>= 1</text:p>
      <text:p text:style-name="P39">read(4, "3", 1) <text:s text:c="24"/>= 1</text:p>
      <text:p text:style-name="P39">read(4, "2", 1) <text:s text:c="24"/>= 1</text:p>
      <text:p text:style-name="P39">read(4, "4", 1) <text:s text:c="24"/>= 1</text:p>
      <text:p text:style-name="P39">read(4, "2", 1) <text:s text:c="24"/>= 1</text:p>
      <text:p text:style-name="P39">read(4, "\n", 1) <text:s text:c="23"/>= 1</text:p>
      <text:p text:style-name="P39">write(1, "23242\n", 623242</text:p>
      <text:p text:style-name="P39">) <text:s text:c="17"/>= 6</text:p>
      <text:p text:style-name="P39">read(4, "2", 1) <text:s text:c="24"/>= 1</text:p>
      <text:p text:style-name="P39">read(4, "1", 1) <text:s text:c="24"/>= 1</text:p>
      <text:p text:style-name="P39">read(4, "2", 1) <text:s text:c="24"/>= 1</text:p>
      <text:p text:style-name="P39">read(4, "2", 1) <text:s text:c="24"/>= 1</text:p>
      <text:p text:style-name="P39">read(4, "\n", 1) <text:s text:c="23"/>= 1</text:p>
      <text:p text:style-name="P39">write(1, "2122\n", 52122</text:p>
      <text:p text:style-name="P39">) <text:s text:c="18"/>= 5</text:p>
      <text:p text:style-name="P39">read(4, "\0", 1) <text:s text:c="23"/>= 1</text:p>
      <text:p text:style-name="P39">close(4) <text:s text:c="31"/>= 0</text:p>
      <text:p text:style-name="P39">close(5) <text:s text:c="31"/>= 0</text:p>
      <text:p text:style-name="P39">close(3) <text:s text:c="31"/>= 0</text:p>
      <text:p text:style-name="P39">exit_group(0) <text:s text:c="26"/>= ?</text:p>
      <text:p text:style-name="P39">+++ exited with 0 +++</text:p>
      <text:p text:style-name="P33">lab3</text:p>
      <text:p text:style-name="P36">yarik@asus:~/os/os/lab3$ strace -f ./lab3 4</text:p>
      <text:p text:style-name="P36">execve("./lab3", ["./lab3", "4"], 0x7ffefce65540 /* 48 vars */) = 0</text:p>
      <text:p text:style-name="P36">brk(NULL) <text:s text:c="30"/>= 0x5654a1fb6000</text:p>
      <text:p text:style-name="P36">arch_prctl(0x3001 /* ARCH_??? */, 0x7ffec507fab0) = -1 EINVAL (Недопустимый аргумент)</text:p>
      <text:p text:style-name="P36">access("/etc/ld.so.preload", R_OK) <text:s text:c="5"/>= -1 ENOENT (Нет такого файла или каталога)</text:p>
      <text:p text:style-name="P36">openat(AT_FDCWD, "/etc/ld.so.cache", O_RDONLY|O_CLOEXEC) = 3</text:p>
      <text:p text:style-name="P36">fstat(3, {st_mode=S_IFREG|0644, st_size=82021, ...}) = 0</text:p>
      <text:p text:style-name="P36">mmap(NULL, 82021, PROT_READ, MAP_PRIVATE, 3, 0) = 0x7f82d3aa3000</text:p>
      <text:p text:style-name="P36">close(3) <text:s text:c="31"/>= 0</text:p>
      <text:p text:style-name="P36"><text:soft-page-break/>openat(AT_FDCWD, "/lib/x86_64-linux-gnu/libpthread.so.0", O_RDONLY|O_CLOEXEC) = 3</text:p>
      <text:p text:style-name="P36">read(3, "\177ELF\2\1\1\0\0\0\0\0\0\0\0\0\3\0&gt;\0\1\0\0\0\220q\0\0\0\0\0\0"..., 832) = 832</text:p>
      <text:p text:style-name="P36">pread64(3, "\4\0\0\0\24\0\0\0\3\0\0\0GNU\0{E6\364\34\332\245\210\204\10\350-\0106\343="..., 68, 824) = 68</text:p>
      <text:p text:style-name="P36">fstat(3, {st_mode=S_IFREG|0755, st_size=157224, ...}) = 0</text:p>
      <text:p text:style-name="P36">mmap(NULL, 8192, PROT_READ|PROT_WRITE, MAP_PRIVATE|MAP_ANONYMOUS, -1, 0) = 0x7f82d3aa1000</text:p>
      <text:p text:style-name="P36">pread64(3, "\4\0\0\0\24\0\0\0\3\0\0\0GNU\0{E6\364\34\332\245\210\204\10\350-\0106\343="..., 68, 824) = 68</text:p>
      <text:p text:style-name="P36">mmap(NULL, 140408, PROT_READ, MAP_PRIVATE|MAP_DENYWRITE, 3, 0) = 0x7f82d3a7e000</text:p>
      <text:p text:style-name="P36">mmap(0x7f82d3a84000, 69632, PROT_READ|PROT_EXEC, MAP_PRIVATE|MAP_FIXED|MAP_DENYWRITE, 3, 0x6000) = 0x7f82d3a84000</text:p>
      <text:p text:style-name="P36">mmap(0x7f82d3a95000, 24576, PROT_READ, MAP_PRIVATE|MAP_FIXED|MAP_DENYWRITE, 3, 0x17000) = 0x7f82d3a95000</text:p>
      <text:p text:style-name="P36">mmap(0x7f82d3a9b000, 8192, PROT_READ|PROT_WRITE, MAP_PRIVATE|MAP_FIXED|MAP_DENYWRITE, 3, 0x1c000) = 0x7f82d3a9b000</text:p>
      <text:p text:style-name="P36">mmap(0x7f82d3a9d000, 13432, PROT_READ|PROT_WRITE, MAP_PRIVATE|MAP_FIXED|MAP_ANONYMOUS, -1, 0) = 0x7f82d3a9d000</text:p>
      <text:p text:style-name="P36">close(3) <text:s text:c="31"/>= 0</text:p>
      <text:p text:style-name="P36">openat(AT_FDCWD, "/lib/x86_64-linux-gnu/libstdc++.so.6", O_RDONLY|O_CLOEXEC) = 3</text:p>
      <text:p text:style-name="P36">read(3, "\177ELF\2\1\1\3\0\0\0\0\0\0\0\0\3\0&gt;\0\1\0\0\0`\341\t\0\0\0\0\0"..., 832) = 832</text:p>
      <text:p text:style-name="P36">fstat(3, {st_mode=S_IFREG|0644, st_size=1956992, ...}) = 0</text:p>
      <text:p text:style-name="P36">mmap(NULL, 1972224, PROT_READ, MAP_PRIVATE|MAP_DENYWRITE, 3, 0) = 0x7f82d389c000</text:p>
      <text:p text:style-name="P36">mprotect(0x7f82d3932000, 1290240, PROT_NONE) = 0</text:p>
      <text:p text:style-name="P36">mmap(0x7f82d3932000, 987136, PROT_READ|PROT_EXEC, MAP_PRIVATE|MAP_FIXED|MAP_DENYWRITE, 3, 0x96000) = 0x7f82d3932000</text:p>
      <text:p text:style-name="P36">mmap(0x7f82d3a23000, 299008, PROT_READ, MAP_PRIVATE|MAP_FIXED|MAP_DENYWRITE, 3, 0x187000) = 0x7f82d3a23000</text:p>
      <text:p text:style-name="P36">mmap(0x7f82d3a6d000, 57344, PROT_READ|PROT_WRITE, MAP_PRIVATE|MAP_FIXED|MAP_DENYWRITE, 3, 0x1d0000) = 0x7f82d3a6d000</text:p>
      <text:p text:style-name="P36">mmap(0x7f82d3a7b000, 10240, PROT_READ|PROT_WRITE, MAP_PRIVATE|MAP_FIXED|MAP_ANONYMOUS, -1, 0) = 0x7f82d3a7b000</text:p>
      <text:p text:style-name="P36">close(3) <text:s text:c="31"/>= 0</text:p>
      <text:p text:style-name="P36">openat(AT_FDCWD, "/lib/x86_64-linux-gnu/libgcc_s.so.1", O_RDONLY|O_CLOEXEC) = 3</text:p>
      <text:p text:style-name="P36">read(3, "\177ELF\2\1\1\0\0\0\0\0\0\0\0\0\3\0&gt;\0\1\0\0\0\3405\0\0\0\0\0\0"..., 832) = 832</text:p>
      <text:p text:style-name="P36">fstat(3, {st_mode=S_IFREG|0644, st_size=104984, ...}) = 0</text:p>
      <text:p text:style-name="P36">mmap(NULL, 107592, PROT_READ, MAP_PRIVATE|MAP_DENYWRITE, 3, 0) = 0x7f82d3881000</text:p>
      <text:p text:style-name="P36">mmap(0x7f82d3884000, 73728, PROT_READ|PROT_EXEC, MAP_PRIVATE|MAP_FIXED|MAP_DENYWRITE, 3, 0x3000) = 0x7f82d3884000</text:p>
      <text:p text:style-name="P36">mmap(0x7f82d3896000, 16384, PROT_READ, MAP_PRIVATE|MAP_FIXED|MAP_DENYWRITE, 3, 0x15000) = 0x7f82d3896000</text:p>
      <text:p text:style-name="P36">mmap(0x7f82d389a000, 8192, PROT_READ|PROT_WRITE, MAP_PRIVATE|MAP_FIXED|MAP_DENYWRITE, 3, 0x18000) = 0x7f82d389a000</text:p>
      <text:p text:style-name="P36"><text:soft-page-break/>close(3) <text:s text:c="31"/>= 0</text:p>
      <text:p text:style-name="P36">openat(AT_FDCWD, "/lib/x86_64-linux-gnu/libc.so.6", O_RDONLY|O_CLOEXEC) = 3</text:p>
      <text:p text:style-name="P36">read(3, "\177ELF\2\1\1\3\0\0\0\0\0\0\0\0\3\0&gt;\0\1\0\0\0\300A\2\0\0\0\0\0"..., 832) = 832</text:p>
      <text:p text:style-name="P36">pread64(3, "\6\0\0\0\4\0\0\0@\0\0\0\0\0\0\0@\0\0\0\0\0\0\0@\0\0\0\0\0\0\0"..., 784, 64) = 784</text:p>
      <text:p text:style-name="P36">pread64(3, "\4\0\0\0\20\0\0\0\5\0\0\0GNU\0\2\0\0\300\4\0\0\0\3\0\0\0\0\0\0\0", 32, 848) = 32</text:p>
      <text:p text:style-name="P36">pread64(3, "\4\0\0\0\24\0\0\0\3\0\0\0GNU\0\30x\346\264ur\f|Q\226\236i\253-'o"..., 68, 880) = 68</text:p>
      <text:p text:style-name="P36">fstat(3, {st_mode=S_IFREG|0755, st_size=2029592, ...}) = 0</text:p>
      <text:p text:style-name="P36">pread64(3, "\6\0\0\0\4\0\0\0@\0\0\0\0\0\0\0@\0\0\0\0\0\0\0@\0\0\0\0\0\0\0"..., 784, 64) = 784</text:p>
      <text:p text:style-name="P36">pread64(3, "\4\0\0\0\20\0\0\0\5\0\0\0GNU\0\2\0\0\300\4\0\0\0\3\0\0\0\0\0\0\0", 32, 848) = 32</text:p>
      <text:p text:style-name="P36">pread64(3, "\4\0\0\0\24\0\0\0\3\0\0\0GNU\0\30x\346\264ur\f|Q\226\236i\253-'o"..., 68, 880) = 68</text:p>
      <text:p text:style-name="P36">mmap(NULL, 2037344, PROT_READ, MAP_PRIVATE|MAP_DENYWRITE, 3, 0) = 0x7f82d368f000</text:p>
      <text:p text:style-name="P36">mmap(0x7f82d36b1000, 1540096, PROT_READ|PROT_EXEC, MAP_PRIVATE|MAP_FIXED|MAP_DENYWRITE, 3, 0x22000) = 0x7f82d36b1000</text:p>
      <text:p text:style-name="P36">mmap(0x7f82d3829000, 319488, PROT_READ, MAP_PRIVATE|MAP_FIXED|MAP_DENYWRITE, 3, 0x19a000) = 0x7f82d3829000</text:p>
      <text:p text:style-name="P36">mmap(0x7f82d3877000, 24576, PROT_READ|PROT_WRITE, MAP_PRIVATE|MAP_FIXED|MAP_DENYWRITE, 3, 0x1e7000) = 0x7f82d3877000</text:p>
      <text:p text:style-name="P36">mmap(0x7f82d387d000, 13920, PROT_READ|PROT_WRITE, MAP_PRIVATE|MAP_FIXED|MAP_ANONYMOUS, -1, 0) = 0x7f82d387d000</text:p>
      <text:p text:style-name="P36">close(3) <text:s text:c="31"/>= 0</text:p>
      <text:p text:style-name="P36">openat(AT_FDCWD, "/lib/x86_64-linux-gnu/libm.so.6", O_RDONLY|O_CLOEXEC) = 3</text:p>
      <text:p text:style-name="P36">read(3, "\177ELF\2\1\1\3\0\0\0\0\0\0\0\0\3\0&gt;\0\1\0\0\0\300\323\0\0\0\0\0\0"..., 832) = 832</text:p>
      <text:p text:style-name="P36">fstat(3, {st_mode=S_IFREG|0644, st_size=1369384, ...}) = 0</text:p>
      <text:p text:style-name="P36">mmap(NULL, 1368336, PROT_READ, MAP_PRIVATE|MAP_DENYWRITE, 3, 0) = 0x7f82d3540000</text:p>
      <text:p text:style-name="P36">mmap(0x7f82d354d000, 684032, PROT_READ|PROT_EXEC, MAP_PRIVATE|MAP_FIXED|MAP_DENYWRITE, 3, 0xd000) = 0x7f82d354d000</text:p>
      <text:p text:style-name="P36">mmap(0x7f82d35f4000, 626688, PROT_READ, MAP_PRIVATE|MAP_FIXED|MAP_DENYWRITE, 3, 0xb4000) = 0x7f82d35f4000</text:p>
      <text:p text:style-name="P36">mmap(0x7f82d368d000, 8192, PROT_READ|PROT_WRITE, MAP_PRIVATE|MAP_FIXED|MAP_DENYWRITE, 3, 0x14c000) = 0x7f82d368d000</text:p>
      <text:p text:style-name="P36">close(3) <text:s text:c="31"/>= 0</text:p>
      <text:p text:style-name="P36">mmap(NULL, 8192, PROT_READ|PROT_WRITE, MAP_PRIVATE|MAP_ANONYMOUS, -1, 0) = 0x7f82d353e000</text:p>
      <text:p text:style-name="P36">mmap(NULL, 12288, PROT_READ|PROT_WRITE, MAP_PRIVATE|MAP_ANONYMOUS, -1, 0) = 0x7f82d353b000</text:p>
      <text:p text:style-name="P36">arch_prctl(ARCH_SET_FS, 0x7f82d353b740) = 0</text:p>
      <text:p text:style-name="P36">mprotect(0x7f82d3877000, 16384, PROT_READ) = 0</text:p>
      <text:p text:style-name="P36">mprotect(0x7f82d368d000, 4096, PROT_READ) = 0</text:p>
      <text:p text:style-name="P36">mprotect(0x7f82d389a000, 4096, PROT_READ) = 0</text:p>
      <text:p text:style-name="P36">mprotect(0x7f82d3a6d000, 45056, PROT_READ) = 0</text:p>
      <text:p text:style-name="P36"><text:soft-page-break/>mprotect(0x7f82d3a9b000, 4096, PROT_READ) = 0</text:p>
      <text:p text:style-name="P36">mprotect(0x5654a1ee5000, 4096, PROT_READ) = 0</text:p>
      <text:p text:style-name="P36">mprotect(0x7f82d3ae5000, 4096, PROT_READ) = 0</text:p>
      <text:p text:style-name="P36">munmap(0x7f82d3aa3000, 82021) <text:s text:c="10"/>= 0</text:p>
      <text:p text:style-name="P36">set_tid_address(0x7f82d353ba10) <text:s text:c="8"/>= 61373</text:p>
      <text:p text:style-name="P36">set_robust_list(0x7f82d353ba20, 24) <text:s text:c="4"/>= 0</text:p>
      <text:p text:style-name="P36">rt_sigaction(SIGRTMIN, {sa_handler=0x7f82d3a84bf0, sa_mask=[], sa_flags=SA_RESTORER|SA_SIGINFO, sa_restorer=0x7f82d3a92420}, NULL, 8) = 0</text:p>
      <text:p text:style-name="P36">rt_sigaction(SIGRT_1, {sa_handler=0x7f82d3a84c90, sa_mask=[], sa_flags=SA_RESTORER|SA_RESTART|SA_SIGINFO, sa_restorer=0x7f82d3a92420}, NULL, 8) = 0</text:p>
      <text:p text:style-name="P36">rt_sigprocmask(SIG_UNBLOCK, [RTMIN RT_1], NULL, 8) = 0</text:p>
      <text:p text:style-name="P36">prlimit64(0, RLIMIT_STACK, NULL, {rlim_cur=8192*1024, rlim_max=RLIM64_INFINITY}) = 0</text:p>
      <text:p text:style-name="P36">brk(NULL) <text:s text:c="30"/>= 0x5654a1fb6000</text:p>
      <text:p text:style-name="P36">brk(0x5654a1fd7000) <text:s text:c="20"/>= 0x5654a1fd7000</text:p>
      <text:p text:style-name="P36">futex(0x7f82d3a7b6bc, FUTEX_WAKE_PRIVATE, 2147483647) = 0</text:p>
      <text:p text:style-name="P36">futex(0x7f82d3a7b6c8, FUTEX_WAKE_PRIVATE, 2147483647) = 0</text:p>
      <text:p text:style-name="P36">fstat(1, {st_mode=S_IFCHR|0620, st_rdev=makedev(0x88, 0x1), ...}) = 0</text:p>
      <text:p text:style-name="P36">write(1, "\320\222\320\262\320\265\320\264\320\270\321\202\320\265 \320\272\320\276\320\273\320\270\321\207\320\265\321\201\321\202\320"..., 53Введите количество массивов</text:p>
      <text:p text:style-name="P36">) = 53</text:p>
      <text:p text:style-name="P36">write(1, "\320\222\320\262\320\265\320\264\320\270\321\202\320\265 \321\200\320\260\320\267\320\274\320\265\321\200 \320\274\320\260"..., 46Введите размер массивов </text:p>
      <text:p text:style-name="P36">) = 46</text:p>
      <text:p text:style-name="P36">write(1, "\320\222\320\262\320\265\320\264\320\270\321\202\320\265 \320\274\320\260\321\201\321\201\320\270\320\262\321\213\n", 30Введите массивы</text:p>
      <text:p text:style-name="P36">) = 30</text:p>
      <text:p text:style-name="P36">clock_gettime(CLOCK_REALTIME, {tv_sec=1672946418, tv_nsec=629035629}) = 0</text:p>
      <text:p text:style-name="P36">mmap(NULL, 8392704, PROT_NONE, MAP_PRIVATE|MAP_ANONYMOUS|MAP_STACK, -1, 0) = 0x7f82d2d3a000</text:p>
      <text:p text:style-name="P36">mprotect(0x7f82d2d3b000, 8388608, PROT_READ|PROT_WRITE) = 0</text:p>
      <text:p text:style-name="P36">clone(child_stack=0x7f82d3539fb0, flags=CLONE_VM|CLONE_FS|CLONE_FILES|CLONE_SIGHAND|CLONE_THREAD|CLONE_SYSVSEM|CLONE_SETTLS|CLONE_PARENT_SETTID|CLONE_CHILD_CLEARTIDstrace: Process 61374 attached</text:p>
      <text:p text:style-name="P36">, parent_tid=[61374], tls=0x7f82d353a700, child_tidptr=0x7f82d353a9d0) = 61374</text:p>
      <text:p text:style-name="P36">[pid 61373] mmap(NULL, 8392704, PROT_NONE, MAP_PRIVATE|MAP_ANONYMOUS|MAP_STACK, -1, 0) = 0x7f82d2539000</text:p>
      <text:p text:style-name="P36">[pid 61374] set_robust_list(0x7f82d353a9e0, 24 &lt;unfinished ...&gt;</text:p>
      <text:p text:style-name="P36">[pid 61373] mprotect(0x7f82d253a000, 8388608, PROT_READ|PROT_WRITE &lt;unfinished ...&gt;</text:p>
      <text:p text:style-name="P36">[pid 61374] &lt;... set_robust_list resumed&gt;) = 0</text:p>
      <text:p text:style-name="P36">[pid 61373] &lt;... mprotect resumed&gt;) <text:s text:c="4"/>= 0</text:p>
      <text:p text:style-name="P36"><text:soft-page-break/>[pid 61373] clone(child_stack=0x7f82d2d38fb0, flags=CLONE_VM|CLONE_FS|CLONE_FILES|CLONE_SIGHAND|CLONE_THREAD|CLONE_SYSVSEM|CLONE_SETTLS|CLONE_PARENT_SETTID|CLONE_CHILD_CLEARTID &lt;unfinished ...&gt;</text:p>
      <text:p text:style-name="P36">[pid 61374] madvise(0x7f82d2d3a000, 8368128, MADV_DONTNEED) = 0</text:p>
      <text:p text:style-name="P36">[pid 61373] &lt;... clone resumed&gt;, parent_tid=[61375], tls=0x7f82d2d39700, child_tidptr=0x7f82d2d399d0) = 61375</text:p>
      <text:p text:style-name="P36">[pid 61374] exit(0strace: Process 61375 attached</text:p>
      <text:p text:style-name="P36"><text:s/>&lt;unfinished ...&gt;</text:p>
      <text:p text:style-name="P36">[pid 61373] mmap(NULL, 8392704, PROT_NONE, MAP_PRIVATE|MAP_ANONYMOUS|MAP_STACK, -1, 0 &lt;unfinished ...&gt;</text:p>
      <text:p text:style-name="P36">[pid 61374] &lt;... exit resumed&gt;) <text:s text:c="8"/>= ?</text:p>
      <text:p text:style-name="P36">[pid 61373] &lt;... mmap resumed&gt;) <text:s text:c="8"/>= 0x7f82d1d38000</text:p>
      <text:p text:style-name="P36">[pid 61375] set_robust_list(0x7f82d2d399e0, 24 &lt;unfinished ...&gt;</text:p>
      <text:p text:style-name="P36">[pid 61373] mprotect(0x7f82d1d39000, 8388608, PROT_READ|PROT_WRITE &lt;unfinished ...&gt;</text:p>
      <text:p text:style-name="P36">[pid 61374] +++ exited with 0 +++</text:p>
      <text:p text:style-name="P36">[pid 61375] &lt;... set_robust_list resumed&gt;) = 0</text:p>
      <text:p text:style-name="P36">[pid 61373] &lt;... mprotect resumed&gt;) <text:s text:c="4"/>= 0</text:p>
      <text:p text:style-name="P36">[pid 61375] madvise(0x7f82d2539000, 8368128, MADV_DONTNEED &lt;unfinished ...&gt;</text:p>
      <text:p text:style-name="P36">[pid 61373] clone(child_stack=0x7f82d2537fb0, flags=CLONE_VM|CLONE_FS|CLONE_FILES|CLONE_SIGHAND|CLONE_THREAD|CLONE_SYSVSEM|CLONE_SETTLS|CLONE_PARENT_SETTID|CLONE_CHILD_CLEARTID &lt;unfinished ...&gt;</text:p>
      <text:p text:style-name="P36">[pid 61375] &lt;... madvise resumed&gt;) <text:s text:c="5"/>= 0</text:p>
      <text:p text:style-name="P36">[pid 61375] exit(0) <text:s text:c="20"/>= ?</text:p>
      <text:p text:style-name="P36">strace: Process 61376 attached</text:p>
      <text:p text:style-name="P36">[pid 61373] &lt;... clone resumed&gt;, parent_tid=[61376], tls=0x7f82d2538700, child_tidptr=0x7f82d25389d0) = 61376</text:p>
      <text:p text:style-name="P36">[pid 61373] mmap(NULL, 8392704, PROT_NONE, MAP_PRIVATE|MAP_ANONYMOUS|MAP_STACK, -1, 0 &lt;unfinished ...&gt;</text:p>
      <text:p text:style-name="P36">[pid 61376] set_robust_list(0x7f82d25389e0, 24 &lt;unfinished ...&gt;</text:p>
      <text:p text:style-name="P36">[pid 61375] +++ exited with 0 +++</text:p>
      <text:p text:style-name="P36">[pid 61373] &lt;... mmap resumed&gt;) <text:s text:c="8"/>= 0x7f82d1537000</text:p>
      <text:p text:style-name="P36">[pid 61376] &lt;... set_robust_list resumed&gt;) = 0</text:p>
      <text:p text:style-name="P36">[pid 61373] mprotect(0x7f82d1538000, 8388608, PROT_READ|PROT_WRITE) = 0</text:p>
      <text:p text:style-name="P36">[pid 61376] madvise(0x7f82d1d38000, 8368128, MADV_DONTNEED &lt;unfinished ...&gt;</text:p>
      <text:p text:style-name="P36">[pid 61373] clone(child_stack=0x7f82d1d36fb0, flags=CLONE_VM|CLONE_FS|CLONE_FILES|CLONE_SIGHAND|CLONE_THREAD|CLONE_SYSVSEM|CLONE_SETTLS|CLONE_PARENT_SETTID|CLONE_CHILD_CLEARTID &lt;unfinished ...&gt;</text:p>
      <text:p text:style-name="P36">[pid 61376] &lt;... madvise resumed&gt;) <text:s text:c="5"/>= 0</text:p>
      <text:p text:style-name="P36">[pid 61376] exit(0strace: Process 61377 attached</text:p>
      <text:p text:style-name="P36"><text:s/>&lt;unfinished ...&gt;</text:p>
      <text:p text:style-name="P36">[pid 61373] &lt;... clone resumed&gt;, parent_tid=[61377], tls=0x7f82d1d37700, child_tidptr=0x7f82d1d379d0) = 61377</text:p>
      <text:p text:style-name="P36">[pid 61373] futex(0x7f82d25389d0, FUTEX_WAIT, 61376, NULL &lt;unfinished ...&gt;</text:p>
      <text:p text:style-name="P36"><text:soft-page-break/>[pid 61377] set_robust_list(0x7f82d1d379e0, 24) = 0</text:p>
      <text:p text:style-name="P36">[pid 61376] &lt;... exit resumed&gt;) <text:s text:c="8"/>= ?</text:p>
      <text:p text:style-name="P36">[pid 61377] madvise(0x7f82d1537000, 8368128, MADV_DONTNEED &lt;unfinished ...&gt;</text:p>
      <text:p text:style-name="P36">[pid 61373] &lt;... futex resumed&gt;) <text:s text:c="7"/>= 0</text:p>
      <text:p text:style-name="P36">[pid 61376] +++ exited with 0 +++</text:p>
      <text:p text:style-name="P36">[pid 61377] &lt;... madvise resumed&gt;) <text:s text:c="5"/>= 0</text:p>
      <text:p text:style-name="P36">[pid 61373] futex(0x7f82d1d379d0, FUTEX_WAIT, 61377, NULL &lt;unfinished ...&gt;</text:p>
      <text:p text:style-name="P36">[pid 61377] exit(0) <text:s text:c="20"/>= ?</text:p>
      <text:p text:style-name="P36">[pid 61373] &lt;... futex resumed&gt;) <text:s text:c="7"/>= 0</text:p>
      <text:p text:style-name="P36">[pid 61377] +++ exited with 0 +++</text:p>
      <text:p text:style-name="P36">clock_gettime(CLOCK_REALTIME, {tv_sec=1672946418, tv_nsec=630032397}) = 0</text:p>
      <text:p text:style-name="P36">write(1, "-1753066810 218806642 -959136520"..., 88-1753066810 218806642 -959136520 -626942898 -1075785258 281729203 1783052302 467959327 </text:p>
      <text:p text:style-name="P36">) = 88</text:p>
      <text:p text:style-name="P36">write(1, "0.000996768 \321\201\320\265\320\272.\n", 200.000996768 сек.</text:p>
      <text:p text:style-name="P36">) = 20</text:p>
      <text:p text:style-name="P36">exit_group(0) <text:s text:c="26"/>= ?</text:p>
      <text:p text:style-name="P34"><text:span text:style-name="T18">+++ exited with 0 +++</text:span></text:p>
      <text:p text:style-name="P7">Выводы</text:p>
      <text:p text:style-name="P45"><text:span text:style-name="T8">Данная лабораторная работа была очень полезной. Я </text:span><text:span text:style-name="T9">п</text:span><text:span text:style-name="T10">риобре</text:span><text:span text:style-name="T11">л</text:span><text:span text:style-name="T10"> практические навыки в диагностики работы программного обеспечения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2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3-01-05T22:43:14.093908333</dc:date>
    <meta:editing-cycles>11</meta:editing-cycles>
    <meta:editing-duration>PT44M50S</meta:editing-duration>
    <meta:generator>LibreOffice/6.4.7.2$Linux_X86_64 LibreOffice_project/40$Build-2</meta:generator>
    <meta:document-statistic meta:table-count="0" meta:image-count="0" meta:object-count="0" meta:page-count="12" meta:paragraph-count="398" meta:word-count="2491" meta:character-count="26438" meta:non-whitespace-character-count="228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